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paragraph-properties fo:widows="0" fo:orphans="0"/>
    </style:style>
    <style:style style:name="TableColumn5" style:family="table-column">
      <style:table-column-properties style:column-width="3.0312in" style:use-optimal-column-width="false"/>
    </style:style>
    <style:style style:name="TableColumn6" style:family="table-column">
      <style:table-column-properties style:column-width="1.5312in" style:use-optimal-column-width="false"/>
    </style:style>
    <style:style style:name="TableColumn7" style:family="table-column">
      <style:table-column-properties style:column-width="1.8958in" style:use-optimal-column-width="false"/>
    </style:style>
    <style:style style:name="Table4" style:family="table">
      <style:table-properties style:width="6.4583in" fo:margin-left="0.0694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P3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1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1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1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6" style:parent-style-name="Normal" style:family="paragraph">
      <style:paragraph-properties fo:widows="0" fo:orphans="0" fo:margin-left="0.5in">
        <style:tab-stops/>
      </style:paragraph-properties>
      <style:text-properties fo:font-weight="bold" style:font-weight-asian="bold" fo:font-size="20pt" style:font-size-asian="20pt" style:font-size-complex="20pt"/>
    </style:style>
  </office:automatic-styles>
  <office:body>
    <office:text text:use-soft-page-breaks="true">
      <text:p text:style-name="P1"><text:span text:style-name="T2">Worksheet - Obligation Satisfaction<text:s/></text:span>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Practice</text:p>
          </table:table-cell>
          <table:table-cell table:style-name="TableCell11">
            <text:p text:style-name="P12">Implementation<text:s/></text:p>
          </table:table-cell>
          <table:table-cell table:style-name="TableCell13">
            <text:p text:style-name="P14">Notes, Action Items</text:p>
          </table:table-cell>
        </table:table-row>
        <table:table-row table:style-name="TableRow15">
          <table:table-cell table:style-name="TableCell16">
            <text:p text:style-name="P17">The organization verifies that its third party suppliers provide all necessary information to satisfy open source license obligations</text:p>
          </table:table-cell>
          <table:table-cell table:style-name="TableCell18">
            <text:list text:style-name="LFO16" text:continue-numbering="true">
              <text:list-item>
                <text:p text:style-name="P19">Complete<text:s/></text:p>
              </text:list-item>
              <text:list-item>
                <text:p text:style-name="P20">Partial<text:s/></text:p>
              </text:list-item>
              <text:list-item>
                <text:p text:style-name="P21">Not available</text:p>
              </text:list-item>
              <text:list-item>
                <text:p text:style-name="P22">Not applicable</text:p>
              </text:list-item>
            </text:list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The organization defines what modes of external software conveyance trigger license obligations and assures that any software thus released meets compliance requirements.</text:p>
          </table:table-cell>
          <table:table-cell table:style-name="TableCell28">
            <text:list text:style-name="LFO16" text:continue-numbering="true">
              <text:list-item>
                <text:p text:style-name="P29">Complete<text:s/></text:p>
              </text:list-item>
              <text:list-item>
                <text:p text:style-name="P30">Partial<text:s/></text:p>
              </text:list-item>
              <text:list-item>
                <text:p text:style-name="P31">Not available</text:p>
              </text:list-item>
              <text:list-item>
                <text:p text:style-name="P32">Not applicable</text:p>
              </text:list-item>
            </text:list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The organization satisfies obligations in a consistent and disciplined manner.<text:s/></text:p>
            <text:p text:style-name="P38"/>
          </table:table-cell>
          <table:table-cell table:style-name="TableCell39">
            <text:list text:style-name="LFO16" text:continue-numbering="true">
              <text:list-item>
                <text:p text:style-name="P40">Complete<text:s/></text:p>
              </text:list-item>
              <text:list-item>
                <text:p text:style-name="P41">Partial<text:s/></text:p>
              </text:list-item>
              <text:list-item>
                <text:p text:style-name="P42">Not available</text:p>
              </text:list-item>
              <text:list-item>
                <text:p text:style-name="P43">Not applicable</text:p>
              </text:list-item>
            </text:list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The organization places into a software repository the complete source code corresponding exactly to each open source software package used in a given product release.<text:s/></text:p>
          </table:table-cell>
          <table:table-cell table:style-name="TableCell49">
            <text:list text:style-name="LFO16" text:continue-numbering="true">
              <text:list-item>
                <text:p text:style-name="P50">Complete<text:s/></text:p>
              </text:list-item>
              <text:list-item>
                <text:p text:style-name="P51">Partial<text:s/></text:p>
              </text:list-item>
              <text:list-item>
                <text:p text:style-name="P52">Not available</text:p>
              </text:list-item>
              <text:list-item>
                <text:p text:style-name="P53">Not applicable</text:p>
              </text:list-item>
            </text:list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Source code reviews are used during the development phase to assure that open source software packages contain necessary and appropriate documentation of copyright, attribution, licensing, and change log information.<text:s/></text:p>
          </table:table-cell>
          <table:table-cell table:style-name="TableCell59">
            <text:list text:style-name="LFO16" text:continue-numbering="true">
              <text:list-item>
                <text:p text:style-name="P60">Complete<text:s/></text:p>
              </text:list-item>
              <text:list-item>
                <text:p text:style-name="P61">Partial<text:s/></text:p>
              </text:list-item>
              <text:list-item>
                <text:p text:style-name="P62">Not available</text:p>
              </text:list-item>
              <text:list-item>
                <text:p text:style-name="P63">Not applicable</text:p>
              </text:list-item>
            </text:list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The organization places into a software repository the complete source code corresponding exactly to each open source software package used in a given product release</text:p>
          </table:table-cell>
          <table:table-cell table:style-name="TableCell69">
            <text:list text:style-name="LFO16" text:continue-numbering="true">
              <text:list-item>
                <text:p text:style-name="P70">Complete<text:s/></text:p>
              </text:list-item>
              <text:list-item>
                <text:p text:style-name="P71">Partial<text:s/></text:p>
              </text:list-item>
              <text:list-item>
                <text:p text:style-name="P72">Not available</text:p>
              </text:list-item>
              <text:list-item>
                <text:p text:style-name="P73">Not applicable</text:p>
              </text:list-item>
            </text:list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Source code reviews are used during the development phase to assure that open source software packages contain necessary and appropriate documentation of copyright, attribution, licensing, and change log information.</text:p>
          </table:table-cell>
          <table:table-cell table:style-name="TableCell79">
            <text:list text:style-name="LFO16" text:continue-numbering="true">
              <text:list-item>
                <text:p text:style-name="P80">Complete<text:s/></text:p>
              </text:list-item>
              <text:list-item>
                <text:p text:style-name="P81">Partial<text:s/></text:p>
              </text:list-item>
              <text:list-item>
                <text:p text:style-name="P82">Not available</text:p>
              </text:list-item>
              <text:list-item>
                <text:p text:style-name="P83">Not applicable</text:p>
              </text:list-item>
            </text:list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Activities to assess and satisfy open source license obligations are planned and integrated into project schedules to assure that obligations are met in time for product<text:s/><text:soft-page-break/>release.</text:p>
          </table:table-cell>
          <table:table-cell table:style-name="TableCell89">
            <text:list text:style-name="LFO16" text:continue-numbering="true">
              <text:list-item>
                <text:p text:style-name="P90">Complete<text:s/></text:p>
              </text:list-item>
              <text:list-item>
                <text:p text:style-name="P91">Partial<text:s/></text:p>
              </text:list-item>
              <text:list-item>
                <text:p text:style-name="P92">Not available</text:p>
              </text:list-item>
              <text:list-item>
                <text:p text:style-name="P93">Not applicable</text:p>
              </text:list-item>
            </text:list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A defined code distribution mechanism is used to respond to routine requests for source code distribution.</text:p>
          </table:table-cell>
          <table:table-cell table:style-name="TableCell99">
            <text:list text:style-name="LFO16" text:continue-numbering="true">
              <text:list-item>
                <text:p text:style-name="P100">Complete<text:s/></text:p>
              </text:list-item>
              <text:list-item>
                <text:p text:style-name="P101">Partial<text:s/></text:p>
              </text:list-item>
              <text:list-item>
                <text:p text:style-name="P102">Not available</text:p>
              </text:list-item>
              <text:list-item>
                <text:p text:style-name="P103">Not applicable</text:p>
              </text:list-item>
            </text:list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Individuals or teams responsible for documentation and localization activities perform necessary tasks to assure that obligations are met</text:p>
          </table:table-cell>
          <table:table-cell table:style-name="TableCell109">
            <text:list text:style-name="LFO16" text:continue-numbering="true">
              <text:list-item>
                <text:p text:style-name="P110">Complete<text:s/></text:p>
              </text:list-item>
              <text:list-item>
                <text:p text:style-name="P111">Partial<text:s/></text:p>
              </text:list-item>
              <text:list-item>
                <text:p text:style-name="P112">Not available</text:p>
              </text:list-item>
              <text:list-item>
                <text:p text:style-name="P113">Not applicable</text:p>
              </text:list-item>
            </text:list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The organization responds to all external compliance requests in a timely manner.<text:s/></text:p>
          </table:table-cell>
          <table:table-cell table:style-name="TableCell119">
            <text:list text:style-name="LFO16" text:continue-numbering="true">
              <text:list-item>
                <text:p text:style-name="P120">Complete<text:s/></text:p>
              </text:list-item>
              <text:list-item>
                <text:p text:style-name="P121">Partial<text:s/></text:p>
              </text:list-item>
              <text:list-item>
                <text:p text:style-name="P122">Not available</text:p>
              </text:list-item>
              <text:list-item>
                <text:p text:style-name="P123">Not applicable</text:p>
              </text:list-item>
            </text:list>
          </table:table-cell>
          <table:table-cell table:style-name="TableCell124">
            <text:p text:style-name="P125"/>
          </table:table-cell>
        </table:table-row>
      </table:table>
      <text:p text:style-name="P1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JP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ne Coughlan</dc:creator>
    <meta:creation-date>2020-03-04T13:04:00Z</meta:creation-date>
    <dc:date>2020-03-04T13:04:00Z</dc:date>
    <meta:template xlink:href="Normal.dotm" xlink:type="simple"/>
    <meta:editing-cycles>2</meta:editing-cycles>
    <meta:editing-duration>PT0S</meta:editing-duration>
    <meta:document-statistic meta:page-count="2" meta:paragraph-count="4" meta:word-count="343" meta:character-count="2295" meta:row-count="16" meta:non-whitespace-character-count="1956"/>
  </office:meta>
</office:document-meta>
</file>